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2f11"/>
    </style:style>
    <style:style style:name="P2" style:family="paragraph" style:parent-style-name="Text_20_body">
      <style:paragraph-properties fo:text-align="center" style:justify-single-word="false"/>
      <style:text-properties officeooo:rsid="00012f11" officeooo:paragraph-rsid="00007ef5"/>
    </style:style>
    <style:style style:name="P3" style:family="paragraph" style:parent-style-name="Text_20_body">
      <style:paragraph-properties fo:text-align="justify" style:justify-single-word="false"/>
      <style:text-properties officeooo:rsid="00012f11"/>
    </style:style>
    <style:style style:name="P4" style:family="paragraph" style:parent-style-name="Text_20_body">
      <style:paragraph-properties fo:text-align="justify" style:justify-single-word="false"/>
      <style:text-properties officeooo:rsid="00012f11" officeooo:paragraph-rsid="00007ef5"/>
    </style:style>
    <style:style style:name="P5" style:family="paragraph" style:parent-style-name="Text_20_body">
      <style:text-properties officeooo:rsid="00012f11" officeooo:paragraph-rsid="00012f11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012f11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012f11" officeooo:paragraph-rsid="00007ef5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20pt" fo:font-weight="bold" officeooo:rsid="00012f11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oundless Public License</text:p>
      <text:p text:style-name="P7">DO WHAT THOU WILT</text:p>
      <text:p text:style-name="P7">TO PUBLIC LICENSE</text:p>
      <text:p text:style-name="P2">Version 2.55</text:p>
      <text:p text:style-name="P2"/>
      <text:p text:style-name="P4">Everyone is permitted to copy and distribute verbatim or modified copies of this license document, and changing in full or in part is allowed without any restrictions.</text:p>
      <text:p text:style-name="P4"/>
      <text:p text:style-name="P4">TERMS AND CONDITIONS FOR COPYING, DISTRIBUTION AND MODIFICATION</text:p>
      <text:p text:style-name="P4">0. Do what thou wilt shall be the whole of the Law.</text:p>
      <text:p text:style-name="P4"/>
      <text:p text:style-name="P4">DWTWL – a license with a single requirement: DO WHAT THOU WILT </text:p>
      <text:p text:style-name="P4"/>
      <text:p text:style-name="P4">The license provides more freedom than any other one (such as GPL or BSD) and does not require saving the license text on copying. </text:p>
      <text:p text:style-name="P4">DWTWL – an accomplished and eligible license for free text, code and any other symbols (including the software, documentation and artwork). </text:p>
      <text:p text:style-name="P4">The license does not contain a "no warranty" clause. DWTWL can be used in countries that do not legally acknowledge the transition to public domain.</text:p>
      <text:p text:style-name="P4"/>
      <text:p text:style-name="P4">Summary: </text:p>
      <text:p text:style-name="P4">An author-creator gives their source code to the world for free, without becoming distracted by worldly thinking regarding how and why the others will use it.</text:p>
      <text:p text:style-name="P5"/>
      <text:p text:style-name="P8">Вольная Общественная Лицензия</text:p>
      <text:p text:style-name="P6">ДЕЛАЙ ЧТО ТЫ ЖЕЛАЕШЬ</text:p>
      <text:p text:style-name="P6">С ПУБЛИЧНОЙ ЛИЦЕНЗИЕЙ</text:p>
      <text:p text:style-name="P1">Версия 2.55</text:p>
      <text:p text:style-name="P1"/>
      <text:p text:style-name="P3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P3"/>
      <text:p text:style-name="P3">УСЛОВИЯ И ПОЛОЖЕНИЯ О КОПИРОВАНИИ, РАСПРОСТАНЕНИИ И ВИДОИЗМЕНЕНИИ</text:p>
      <text:p text:style-name="P3"/>
      <text:p text:style-name="P3">0. Делай что твоей воле надлежит быть всецело Законом.</text:p>
      <text:p text:style-name="P3"/>
      <text:p text:style-name="P3">DWTWL – соборная лицензия всего с одним условием: ДЕЛАЙ ЧТО ТЫ ЖЕЛАЕШЬ</text:p>
      <text:p text:style-name="P3"/>
      <text:p text:style-name="P3">Лицензия предоставляет больше свободы чем любая другая (например, GPL или BSD) и не требует сохранения текста лицензии при копировании.</text:p>
      <text:p text:style-name="P3">DWTWL – состоявшаяся и допустимая лицензия для свободного текста, кода и любых других символов (в том числе и программного обеспечения, документации или произведений искусства).</text:p>
      <text:p text:style-name="P3">В лицензии отсутствует пункт «no warranty». DWTWL можно использовать в странах, где переход в общественное достояние («public domain») не признается законодательством.</text:p>
      <text:p text:style-name="P3"/>
      <text:p text:style-name="P3">Суть:</text:p>
      <text:p text:style-name="P3">Создатель-автор дарит миру свой код, не отвлекаясь на суетные мысли о том, как и зачем его будут использовать другие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sound  </meta:initial-creator>
    <meta:creation-date>2014-11-24T03:15:14.080441574</meta:creation-date>
    <dc:date>2018-04-15T17:03:32.030788791</dc:date>
    <meta:editing-duration>PT15M39S</meta:editing-duration>
    <meta:editing-cycles>5</meta:editing-cycles>
    <meta:generator>LibreOffice/5.4.6.2$Linux_X86_64 LibreOffice_project/40$Build-2</meta:generator>
    <meta:document-statistic meta:table-count="0" meta:image-count="0" meta:object-count="0" meta:page-count="2" meta:paragraph-count="26" meta:word-count="309" meta:character-count="2019" meta:non-whitespace-character-count="1728"/>
  </office:meta>
</office:document-meta>
</file>